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6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iles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single string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sfx/mums.mp3</text:p>
          </table:table-cell>
          <table:table-cell table:formula="of:=COM.MICROSOFT.CONCAT(&quot;'&quot;;RIGHT([.C7];LEN([.C7])-2);&quot;'&quot;;&quot;,&quot;)" office:value-type="string" office:string-value="'sfx/mums.mp3'," calcext:value-type="string">
            <text:p>'sfx/mums.mp3',</text:p>
          </table:table-cell>
          <table:table-cell table:formula="of:=COM.MICROSOFT.CONCAT([.D7:.D20])" office:value-type="string" office:string-value="'sfx/mums.mp3','sfx/njumnjum.mp3','sfx/noo.mp3','sfx/nein.mp3','sfx/mmm.mp3','sfx/aaaa.mp3','sfx/yummie.mp3','sfx/dobre.mp3','sfx/nej.mp3','sfx/mai.mp3','sfx/nie.mp3','sfx/nam_nam.mp3','sfx/arroy.mp3','music/bensound-jazzyfrenchy.mp3'," calcext:value-type="string">
            <text:p>'sfx/mums.mp3','sfx/njumnjum.mp3','sfx/noo.mp3','sfx/nein.mp3','sfx/mmm.mp3','sfx/aaaa.mp3','sfx/yummie.mp3','sfx/dobre.mp3','sfx/nej.mp3','sfx/mai.mp3','sfx/nie.mp3','sfx/nam_nam.mp3','sfx/arroy.mp3','music/bensound-jazzyfrenchy.mp3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sfx/njumnjum.mp3</text:p>
          </table:table-cell>
          <table:table-cell table:formula="of:=COM.MICROSOFT.CONCAT(&quot;'&quot;;RIGHT([.C8];LEN([.C8])-2);&quot;'&quot;;&quot;,&quot;)" office:value-type="string" office:string-value="'sfx/njumnjum.mp3'," calcext:value-type="string">
            <text:p>'sfx/njumnjum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noo.mp3</text:p>
          </table:table-cell>
          <table:table-cell table:formula="of:=COM.MICROSOFT.CONCAT(&quot;'&quot;;RIGHT([.C9];LEN([.C9])-2);&quot;'&quot;;&quot;,&quot;)" office:value-type="string" office:string-value="'sfx/noo.mp3'," calcext:value-type="string">
            <text:p>'sfx/noo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nein.mp3</text:p>
          </table:table-cell>
          <table:table-cell table:formula="of:=COM.MICROSOFT.CONCAT(&quot;'&quot;;RIGHT([.C10];LEN([.C10])-2);&quot;'&quot;;&quot;,&quot;)" office:value-type="string" office:string-value="'sfx/nein.mp3'," calcext:value-type="string">
            <text:p>'sfx/nein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mmm.mp3</text:p>
          </table:table-cell>
          <table:table-cell table:formula="of:=COM.MICROSOFT.CONCAT(&quot;'&quot;;RIGHT([.C11];LEN([.C11])-2);&quot;'&quot;;&quot;,&quot;)" office:value-type="string" office:string-value="'sfx/mmm.mp3'," calcext:value-type="string">
            <text:p>'sfx/mmm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aaaa.mp3</text:p>
          </table:table-cell>
          <table:table-cell table:formula="of:=COM.MICROSOFT.CONCAT(&quot;'&quot;;RIGHT([.C12];LEN([.C12])-2);&quot;'&quot;;&quot;,&quot;)" office:value-type="string" office:string-value="'sfx/aaaa.mp3'," calcext:value-type="string">
            <text:p>'sfx/aaaa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yummie.mp3</text:p>
          </table:table-cell>
          <table:table-cell table:formula="of:=COM.MICROSOFT.CONCAT(&quot;'&quot;;RIGHT([.C13];LEN([.C13])-2);&quot;'&quot;;&quot;,&quot;)" office:value-type="string" office:string-value="'sfx/yummie.mp3'," calcext:value-type="string">
            <text:p>'sfx/yummie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dobre.mp3</text:p>
          </table:table-cell>
          <table:table-cell table:formula="of:=COM.MICROSOFT.CONCAT(&quot;'&quot;;RIGHT([.C14];LEN([.C14])-2);&quot;'&quot;;&quot;,&quot;)" office:value-type="string" office:string-value="'sfx/dobre.mp3'," calcext:value-type="string">
            <text:p>'sfx/dobre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nej.mp3</text:p>
          </table:table-cell>
          <table:table-cell table:formula="of:=COM.MICROSOFT.CONCAT(&quot;'&quot;;RIGHT([.C15];LEN([.C15])-2);&quot;'&quot;;&quot;,&quot;)" office:value-type="string" office:string-value="'sfx/nej.mp3'," calcext:value-type="string">
            <text:p>'sfx/nej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mai.mp3</text:p>
          </table:table-cell>
          <table:table-cell table:formula="of:=COM.MICROSOFT.CONCAT(&quot;'&quot;;RIGHT([.C16];LEN([.C16])-2);&quot;'&quot;;&quot;,&quot;)" office:value-type="string" office:string-value="'sfx/mai.mp3'," calcext:value-type="string">
            <text:p>'sfx/mai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nie.mp3</text:p>
          </table:table-cell>
          <table:table-cell table:formula="of:=COM.MICROSOFT.CONCAT(&quot;'&quot;;RIGHT([.C17];LEN([.C17])-2);&quot;'&quot;;&quot;,&quot;)" office:value-type="string" office:string-value="'sfx/nie.mp3'," calcext:value-type="string">
            <text:p>'sfx/nie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nam_nam.mp3</text:p>
          </table:table-cell>
          <table:table-cell table:formula="of:=COM.MICROSOFT.CONCAT(&quot;'&quot;;RIGHT([.C18];LEN([.C18])-2);&quot;'&quot;;&quot;,&quot;)" office:value-type="string" office:string-value="'sfx/nam_nam.mp3'," calcext:value-type="string">
            <text:p>'sfx/nam_nam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sfx/arroy.mp3</text:p>
          </table:table-cell>
          <table:table-cell table:formula="of:=COM.MICROSOFT.CONCAT(&quot;'&quot;;RIGHT([.C19];LEN([.C19])-2);&quot;'&quot;;&quot;,&quot;)" office:value-type="string" office:string-value="'sfx/arroy.mp3'," calcext:value-type="string">
            <text:p>'sfx/arroy.mp3'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./music/bensound-jazzyfrenchy.mp3</text:p>
          </table:table-cell>
          <table:table-cell table:formula="of:=COM.MICROSOFT.CONCAT(&quot;'&quot;;RIGHT([.C20];LEN([.C20])-2);&quot;'&quot;;&quot;,&quot;)" office:value-type="string" office:string-value="'music/bensound-jazzyfrenchy.mp3'," calcext:value-type="string">
            <text:p>'music/bensound-jazzyfrenchy.mp3',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formula="of:=COM.MICROSOFT.CONCAT(&quot;'&quot;;RIGHT([.C21];LEN([.C21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formula="of:=COM.MICROSOFT.CONCAT(&quot;'&quot;;RIGHT([.C22];LEN([.C22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23];LEN([.C23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24];LEN([.C24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25];LEN([.C25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26];LEN([.C26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27];LEN([.C27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28];LEN([.C28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29];LEN([.C29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30];LEN([.C30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31];LEN([.C31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32];LEN([.C32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33];LEN([.C33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34];LEN([.C34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35];LEN([.C35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36];LEN([.C36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37];LEN([.C37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38];LEN([.C38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39];LEN([.C39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40];LEN([.C40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41];LEN([.C41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42];LEN([.C42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43];LEN([.C43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44];LEN([.C44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45];LEN([.C45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46];LEN([.C46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47];LEN([.C47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48];LEN([.C48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49];LEN([.C49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50];LEN([.C50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51];LEN([.C51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52];LEN([.C52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53];LEN([.C53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54];LEN([.C54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55];LEN([.C55])-2);&quot;'&quot;;&quot;,&quot;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COM.MICROSOFT.CONCAT(&quot;'&quot;;RIGHT([.C56];LEN([.C56])-2);&quot;'&quot;;&quot;,&quot;)" office:value-type="string" office:string-value="" calcext:value-type="error">
            <text:p>Err:5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-00-0000</text:date>, <text:time style:data-style-name="N2" text:time-value="15:33:59.604167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09:09:15.620764847</meta:creation-date>
    <dc:date>2020-11-30T16:03:35.612347159</dc:date>
    <meta:editing-duration>PT16H39M17S</meta:editing-duration>
    <meta:editing-cycles>9</meta:editing-cycles>
    <meta:generator>LibreOffice/6.4.6.2$Linux_X86_64 LibreOffice_project/40$Build-2</meta:generator>
    <meta:document-statistic meta:table-count="1" meta:cell-count="68" meta:object-count="0"/>
  </office:meta>
</office:document-meta>
</file>